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30"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1"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9"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3"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9"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7"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40"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5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ce41"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5"/>
          <table:table-cell table:style-name="ce2" office:value-type="string" calcext:value-type="string">
            <text:p>Largura (cm):</text:p>
          </table:table-cell>
          <table:table-cell table:style-name="ce15" table:number-columns-spanned="2" table:number-rows-spanned="1"/>
          <table:covered-table-cell table:style-name="ce19"/>
          <table:table-cell table:style-name="ce2" office:value-type="string" calcext:value-type="string" table:number-columns-spanned="2" table:number-rows-spanned="1">
            <text:p>Altura (cm):</text:p>
          </table:table-cell>
          <table:covered-table-cell/>
          <table:table-cell table:style-name="ce15" table:number-columns-spanned="3" table:number-rows-spanned="1"/>
          <table:covered-table-cell table:style-name="ce40"/>
          <table:covered-table-cell table:style-name="ce41"/>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30" table:number-columns-spanned="9" table:number-rows-spanned="1"/>
          <table:covered-table-cell table:style-name="ce35" office:value-type="string" calcext:value-type="string">
            <text:p>30</text:p>
          </table:covered-table-cell>
          <table:covered-table-cell table:style-name="ce35"/>
          <table:covered-table-cell table:number-columns-repeated="6"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3"/>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31" office:value-type="string" calcext:value-type="string">
            <text:p>30</text:p>
          </table:covered-table-cell>
          <table:covered-table-cell table:style-name="ce31"/>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1" office:value-type="string" calcext:value-type="string">
            <text:p>30</text:p>
          </table:covered-table-cell>
          <table:covered-table-cell table:style-name="ce31"/>
          <table:covered-table-cell table:number-columns-repeated="6" table:style-name="ce39"/>
          <table:table-cell table:number-columns-repeated="1008"/>
        </table:table-row>
        <table:table-row table:style-name="ro1">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7">
            <draw:control draw:z-index="10" draw:name="Controle 10" draw:style-name="gr4" draw:text-style-name="P2" svg:width="2.804cm" svg:height="0.9cm" svg:x="0cm" svg:y="0cm" draw:control="control9"/>
          </table:table-cell>
          <table:table-cell table:style-name="ce37"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7"/>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2" office:value-type="string" calcext:value-type="string">
            <text:p>Quantidade</text:p>
          </table:covered-table-cell>
          <table:covered-table-cell table:style-name="ce22"/>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5">00/00/0000</text:date>, <text:time style:data-style-name="N2" text:time-value="18:41:25.16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5T18:41:34.821000000</dc:date>
    <meta:editing-duration>P6DT7H9M52S</meta:editing-duration>
    <meta:editing-cycles>6643</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Global isAdding As Boolean

'colors
Global editableBGColor As Long
Global nonEditableBGColor As Long
Global lableBGColor As Long
Global excludeBGColor As Long
Global redColor As Long
Global whiteColor As Long

'files
Global pathLastModifiedList As String


Global Const editableInputsRanges = "$C$6:$D$6,$C$7:$D$7,$C$8:$D$8,$C$9:$D$9,$H$2,$J$2:$K$2,$N$2:$P$2,$H$3:$P$3,$H$7,$J$7:$K$7,$N$7:$P$7,$H$8:$P$8"

Function UnlockEditableCells()

	inputsRanges = Split(editableInputsRanges, ",")
	For i = 0 To UBound(inputsRanges)
		range = inputsRanges(i)
		rangeObj = GetCurrentSheet().GetCellRangeByName(range)
		UnlockCell(rangeObj)
	Next i

End Function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sAdding = False

	
	If (Not SheetExists(kilnSheetDBName)) Then
		CreateKilnSheet()
	EndIf
	
	'Count number of items	
	UpdateItemsCounters()
	
End Function


'Set the start values of the GUI
Function SetGUIData()

	sStartXKeyHandler()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ableAllButtons()
	
	SetZeroAllItems()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rangeCell = GetCurrentSheet().GetCellRangeByName(cell.AbsoluteName).GetRangeAddress()
			For i = rangeCell.StartRow To rangeCell.End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textToWrite = GetCurrentListAsString()
	
	If Replace(textToWrite, " ", "")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if oevent.modifiers = 0 and oevent.keycode = 535 then
		Dim sourceCell As Object
		sourceCell = ThisComponent.CurrentSelection
		VerifyValue(sourceCell)
		RefreshByHiding()
	end 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